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0%" draw:textarea-horizontal-align="justify" draw:textarea-vertical-align="middle" draw:auto-grow-height="false" draw:shadow-offset-x="0.203cm" draw:shadow-offset-y="0.203cm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fill-color="#00ff00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1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2.032cm"/>
    </style:style>
    <style:style style:name="gr15" style:family="graphic" style:parent-style-name="standard">
      <style:graphic-properties draw:stroke="none" svg:stroke-color="#000000" draw:fill="none" draw:fill-color="#ffffff" fo:min-height="1.084cm"/>
    </style:style>
    <style:style style:name="gr16" style:family="graphic" style:parent-style-name="standard">
      <style:graphic-properties draw:stroke="none" svg:stroke-color="#000000" draw:fill="none" draw:fill-color="#ffffff" fo:min-height="0.762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5.113cm" svg:x="5.953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9.017cm" svg:x="6.842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6.731cm" svg:x="7.47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0.889cm" svg:x="7.47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3.81cm" svg:x="15.351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27cm" svg:x="2.143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06cm" svg:height="1.27cm" svg:x="2.12cm" svg:y="9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02cm" svg:height="2.413cm" svg:x="6.715cm" svg:y="15.478cm">
          <text:p/>
          <draw:enhanced-geometry svg:viewBox="0 0 88 21600" draw:glue-points="44 ?f6 44 0 0 10800 44 21600 88 10800" draw:text-areas="0 ?f6 88 ?f3" draw:type="can" draw:modifiers="5395.526097763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794cm" svg:height="0.635cm" svg:x="15.605cm" svg:y="7.731cm">
          <text:p text:style-name="P1"><text:span text:style-name="T1">Plugin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81cm" svg:height="4.953cm" svg:x="7.858cm" svg:y="6.969cm"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/text:p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456cm" svg:height="4.982cm" svg:x="13.371cm" svg:y="6.94cm">
          <text:p text:style-name="P1"><text:span text:style-name="T1">C</text:span></text:p>
          <text:p text:style-name="P1"><text:span text:style-name="T1">o</text:span></text:p>
          <text:p text:style-name="P1"><text:span text:style-name="T1">r</text:span></text:p>
          <text:p text:style-name="P1"><text:span text:style-name="T1">e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text:span text:style-name="T1"><text:line-break/></text:span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94cm" svg:height="1.016cm" svg:x="9.255cm" svg:y="6.969cm">
          <text:p text:style-name="P1"><text:span text:style-name="T2">Authentication</text:span></text:p>
          <text:p text:style-name="P1"><text:span text:style-name="T1"><text:s/></text:span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143cm" svg:x="9.255cm" svg:y="9.382cm">
          <text:p text:style-name="P1"><text:span text:style-name="T1">Groups</text:span></text:p>
          <text:p text:style-name="P1"><text:span text:style-name="T1"><text:s/></text:span><text:span text:style-name="T1">Manag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445cm" svg:y1="8.239cm" svg:x2="7.858cm" svg:y2="8.239cm">
          <text:p/>
        </draw:line>
        <draw:line draw:style-name="gr7" draw:text-style-name="P1" draw:layer="layout" svg:x1="5.445cm" svg:y1="10.017cm" svg:x2="7.858cm" svg:y2="10.017cm">
          <text:p/>
        </draw:line>
        <draw:line draw:style-name="gr7" draw:text-style-name="P1" draw:layer="layout" svg:x1="15.351cm" svg:y1="9.128cm" svg:x2="13.827cm" svg:y2="9.128cm">
          <text:p/>
        </draw:line>
        <draw:line draw:style-name="gr8" draw:text-style-name="P1" draw:layer="layout" svg:x1="14.208cm" svg:y1="6.08cm" svg:x2="16.621cm" svg:y2="6.08cm">
          <text:p/>
        </draw:line>
        <draw:line draw:style-name="gr7" draw:text-style-name="P1" draw:layer="layout" svg:x1="16.621cm" svg:y1="6.08cm" svg:x2="16.621cm" svg:y2="7.858cm">
          <text:p/>
        </draw:line>
        <draw:custom-shape draw:style-name="gr6" draw:text-style-name="P2" draw:layer="layout" svg:width="2.794cm" svg:height="1.143cm" svg:x="9.255cm" svg:y="8.112cm">
          <text:p text:style-name="P1"><text:span text:style-name="T1">Bookmarks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096cm" svg:height="0.806cm" svg:x="7.782cm" svg:y="5.439cm">
          <draw:text-box>
            <text:p text:style-name="P1"><text:span text:style-name="T3">Plugin Manager</text:span></text:p>
          </draw:text-box>
        </draw:frame>
        <draw:frame draw:style-name="gr9" draw:text-style-name="P4" draw:layer="layout" svg:width="2.54cm" svg:height="0.806cm" svg:x="9.382cm" svg:y="12.43cm">
          <draw:text-box>
            <text:p text:style-name="P1"><text:span text:style-name="T3">Core</text:span></text:p>
          </draw:text-box>
        </draw:frame>
        <draw:frame draw:style-name="gr10" draw:text-style-name="P2" draw:layer="layout" svg:width="2.921cm" svg:height="1.207cm" svg:x="2.27cm" svg:y="7.731cm">
          <draw:text-box>
            <text:p text:style-name="P1"><text:span text:style-name="T1">Third party client</text:span></text:p>
          </draw:text-box>
        </draw:frame>
        <draw:frame draw:style-name="gr10" draw:text-style-name="P2" draw:layer="layout" svg:width="2.794cm" svg:height="1.207cm" svg:x="2.397cm" svg:y="9.509cm">
          <draw:text-box>
            <text:p text:style-name="P1"><text:span text:style-name="T1">Third party</text:span></text:p>
            <text:p text:style-name="P1"><text:span text:style-name="T1">client</text:span></text:p>
          </draw:text-box>
        </draw:frame>
        <draw:line draw:style-name="gr8" draw:text-style-name="P1" draw:layer="layout" svg:x1="8.239cm" svg:y1="9.89cm" svg:x2="9.255cm" svg:y2="9.89cm">
          <text:p/>
        </draw:line>
        <draw:line draw:style-name="gr8" draw:text-style-name="P1" draw:layer="layout" svg:x1="8.112cm" svg:y1="8.874cm" svg:x2="9.255cm" svg:y2="8.874cm">
          <text:p/>
        </draw:line>
        <draw:line draw:style-name="gr8" draw:text-style-name="P1" draw:layer="layout" svg:x1="8.239cm" svg:y1="7.731cm" svg:x2="9.255cm" svg:y2="7.731cm">
          <text:p/>
        </draw:line>
        <draw:frame draw:style-name="gr11" draw:text-style-name="P4" draw:layer="layout" svg:width="2.921cm" svg:height="1.524cm" svg:x="6.969cm" svg:y="16.24cm">
          <draw:text-box>
            <text:p text:style-name="P1"><text:span text:style-name="T3">Relational </text:span></text:p>
            <text:p text:style-name="P1"><text:span text:style-name="T3">Database</text:span></text:p>
          </draw:text-box>
        </draw:frame>
        <draw:line draw:style-name="gr8" draw:text-style-name="P1" draw:layer="layout" svg:x1="12.049cm" svg:y1="7.731cm" svg:x2="13.319cm" svg:y2="7.731cm">
          <text:p/>
        </draw:line>
        <draw:line draw:style-name="gr8" draw:text-style-name="P1" draw:layer="layout" svg:x1="12.049cm" svg:y1="8.874cm" svg:x2="13.446cm" svg:y2="8.874cm">
          <text:p/>
        </draw:line>
        <draw:line draw:style-name="gr8" draw:text-style-name="P1" draw:layer="layout" svg:x1="12.049cm" svg:y1="10.017cm" svg:x2="13.319cm" svg:y2="10.017cm">
          <text:p/>
        </draw:line>
        <draw:custom-shape draw:style-name="gr5" draw:text-style-name="P2" draw:layer="layout" svg:width="1.27cm" svg:height="0.635cm" svg:x="15.605cm" svg:y="8.747cm">
          <text:p text:style-name="P1"><text:span text:style-name="T1">Shar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635cm" svg:x="17.256cm" svg:y="8.747cm">
          <text:p text:style-name="P1">. . .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367cm" svg:y1="8.747cm" svg:x2="16.367cm" svg:y2="8.239cm">
          <text:p/>
        </draw:line>
        <draw:line draw:style-name="gr8" draw:text-style-name="P1" draw:layer="layout" svg:x1="17.891cm" svg:y1="8.747cm" svg:x2="17.891cm" svg:y2="8.366cm">
          <text:p/>
        </draw:line>
        <draw:frame draw:style-name="gr12" draw:text-style-name="P4" draw:layer="layout" svg:width="2.921cm" svg:height="1.361cm" svg:x="15.605cm" svg:y="9.545cm">
          <draw:text-box>
            <text:p text:style-name="P1"><text:span text:style-name="T3">Plugin Container</text:span></text:p>
          </draw:text-box>
        </draw:frame>
        <draw:frame draw:style-name="gr13" draw:text-style-name="P5" draw:layer="layout" svg:width="11.303cm" svg:height="1.27cm" svg:x="6.842cm" svg:y="18.151cm">
          <draw:text-box>
            <text:p text:style-name="P1"><text:span text:style-name="T4">LINKS</text:span></text:p>
          </draw:text-box>
        </draw:frame>
        <draw:frame draw:style-name="gr14" draw:text-style-name="P7" draw:layer="layout" svg:width="18.034cm" svg:height="2.282cm" svg:x="1.635cm" svg:y="1.381cm">
          <draw:text-box>
            <text:p text:style-name="P6"><text:span text:style-name="T5">Architecture Diagram</text:span></text:p>
          </draw:text-box>
        </draw:frame>
        <draw:custom-shape draw:style-name="gr2" draw:text-style-name="P1" xml:id="id2" draw:id="id2" draw:layer="layout" svg:width="3.302cm" svg:height="2.159cm" svg:x="11.357cm" svg:y="15.566cm">
          <text:p/>
          <draw:enhanced-geometry svg:viewBox="0 0 88 21600" draw:glue-points="44 ?f6 44 0 0 10800 44 21600 88 10800" draw:text-areas="0 ?f6 88 ?f3" draw:type="can" draw:modifiers="5395.526097763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794cm" svg:height="1.143cm" svg:x="9.255cm" svg:y="10.77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.54cm" svg:height="1.334cm" svg:x="9.382cm" svg:y="10.779cm">
          <draw:text-box>
            <text:p text:style-name="P2"><text:span text:style-name="T1">Analytics Engine</text:span></text:p>
          </draw:text-box>
        </draw:frame>
        <draw:line draw:style-name="gr8" draw:text-style-name="P1" draw:layer="layout" svg:x1="12.049cm" svg:y1="11.16cm" svg:x2="13.319cm" svg:y2="11.16cm">
          <text:p/>
        </draw:line>
        <draw:line draw:style-name="gr7" draw:text-style-name="P1" draw:layer="layout" svg:x1="10.779cm" svg:y1="13.446cm" svg:x2="10.779cm" svg:y2="16.621cm">
          <text:p/>
        </draw:line>
        <draw:frame draw:style-name="gr9" draw:text-style-name="P8" draw:layer="layout" svg:width="2.159cm" svg:height="0.729cm" svg:x="9.509cm" svg:y="14.589cm">
          <draw:text-box>
            <text:p text:style-name="P2"><text:span text:style-name="T1">Writes</text:span></text:p>
          </draw:text-box>
        </draw:frame>
        <draw:frame draw:style-name="gr16" draw:text-style-name="P9" draw:layer="layout" svg:width="3.937cm" svg:height="1.361cm" svg:x="11.027cm" svg:y="16.408cm">
          <draw:text-box>
            <text:p text:style-name="P9"><text:span text:style-name="T6">NoSQL Database</text:span></text:p>
          </draw:text-box>
        </draw:frame>
        <draw:connector draw:style-name="gr8" draw:text-style-name="P1" draw:layer="layout" draw:type="line" svg:x1="10.017cm" svg:y1="16.684cm" svg:x2="11.357cm" svg:y2="16.646cm" draw:start-shape="id1" draw:start-glue-point="8" draw:end-shape="id2" draw:end-glue-point="6" svg:d="m10017 16684 1340-38" svg:viewBox="0 0 1341 39">
          <text:p/>
        </draw:connector>
        <draw:frame draw:style-name="gr17" draw:text-style-name="P8" draw:layer="layout" svg:width="1.778cm" svg:height="0.885cm" svg:x="11.922cm" svg:y="14.847cm">
          <draw:text-box>
            <text:p text:style-name="P8"><text:span text:style-name="T1">Reads</text:span></text:p>
          </draw:text-box>
        </draw:frame>
        <draw:line draw:style-name="gr7" draw:text-style-name="P1" draw:layer="layout" svg:x1="12.938cm" svg:y1="15.732cm" svg:x2="12.938cm" svg:y2="13.446cm">
          <text:p/>
        </draw:line>
        <draw:line draw:style-name="gr8" draw:text-style-name="P1" draw:layer="layout" svg:x1="8.239cm" svg:y1="11.287cm" svg:x2="9.255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mpa </meta:initial-creator>
    <meta:creation-date>2014-03-14T23:43:26.086135560</meta:creation-date>
    <dc:date>2014-04-29T16:19:07.701099815</dc:date>
    <dc:creator>Kempa </dc:creator>
    <meta:editing-duration>PT14M59S</meta:editing-duration>
    <meta:editing-cycles>9</meta:editing-cycles>
    <meta:generator>LibreOffice/4.1.3.2$Linux_x86 LibreOffice_project/410m0$Build-2</meta:generator>
    <meta:document-statistic meta:object-count="48"/>
  </office:meta>
</office:document-meta>
</file>